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pitch="variable"/>
    <style:font-face style:name="Gentium" svg:font-family="Gentium, 'Helvetica Neue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weight-complex="bold"/>
    </style:style>
    <style:style style:name="P3" style:family="paragraph" style:parent-style-name="Standard">
      <style:paragraph-properties fo:text-align="justify" style:justify-single-word="false"/>
      <style:text-properties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text-properties fo:font-style="italic" officeooo:rsid="00061d53" officeooo:paragraph-rsid="00061d53" style:font-style-asian="italic" style:font-weight-complex="bold"/>
    </style:style>
    <style:style style:name="P7" style:family="paragraph" style:parent-style-name="Standard">
      <style:text-properties fo:font-style="italic" fo:font-weight="bold" style:font-style-asian="italic" style:font-weight-asian="bold" style:font-weight-complex="bold"/>
    </style:style>
    <style:style style:name="P8" style:family="paragraph" style:parent-style-name="Standard">
      <style:text-properties officeooo:rsid="00061d53" officeooo:paragraph-rsid="00061d53"/>
    </style:style>
    <style:style style:name="P9" style:family="paragraph" style:parent-style-name="Standard">
      <style:paragraph-properties fo:text-align="justify" style:justify-single-word="false"/>
      <style:text-properties officeooo:rsid="00061d53" officeooo:paragraph-rsid="00061d53"/>
    </style:style>
    <style:style style:name="P10" style:family="paragraph" style:parent-style-name="Standard">
      <style:paragraph-properties fo:margin-left="1.27cm" fo:margin-right="0cm" fo:text-indent="0cm" style:auto-text-indent="false"/>
      <style:text-properties style:font-name-asian="Gentium" style:font-name-complex="Gentium"/>
    </style:style>
    <style:style style:name="P11" style:family="paragraph" style:parent-style-name="Standard" style:master-page-name="Standard">
      <style:paragraph-properties fo:text-align="justify" style:justify-single-word="false" style:page-number="auto" fo:padding-left="0cm" fo:padding-right="0cm" fo:padding-top="0cm" fo:padding-bottom="0.035cm" fo:border-left="none" fo:border-right="none" fo:border-top="none" fo:border-bottom="0.51pt solid #000000"/>
      <style:text-properties fo:font-weight="bold"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weight-complex="bold"/>
    </style:style>
    <style:style style:name="T5" style:family="text">
      <style:text-properties fo:font-style="italic" officeooo:rsid="00061d53" style:font-style-asian="italic"/>
    </style:style>
    <style:style style:name="T6" style:family="text">
      <style:text-properties officeooo:rsid="00061d5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pike Plan</text:p>
      <text:p text:style-name="P1"><text:span text:style-name="T2">Name:</text:span> <text:span text:style-name="T5">Kivy UI and Lispy Interpreter</text:span></text:p>
      <text:p text:style-name="P3"/>
      <text:p text:style-name="P4">Context:</text:p>
      <text:p text:style-name="P8"><text:span text:style-name="T3">This spike is to test out two bits of functionality: first, a Lispy interpreter in Python, and second, and Kivy UI for an end-user to use the aforementioned interpreter.</text:span></text:p>
      <text:p text:style-name="P8"><text:span text:style-name="T3"/></text:p>
      <text:p text:style-name="P4">Gap:</text:p>
      <text:p text:style-name="P6">The first bit of functionality, the interpreter, is pretty low-risk as we are given a completely working implementation to begin with! It certainly is worth testing that it works as advertized, but on the whole we can be pretty sure that a language implementation from an academic source is likely to be of high quality.</text:p>
      <text:p text:style-name="P6">The Kivy UI is more interesting as we are not familiar with this framework. We want to see how easily the builtin widgets can be used on a desktop platform, and also how easily they can be extended to provide custom functionality.</text:p>
      <text:p text:style-name="P7"/>
      <text:p text:style-name="P4">Goals/Deliverables: </text:p>
      <text:p text:style-name="P6">The spike should yield a working application that allows the user to input some Lispy code and see its output. This interface should be written in Kivy, and should include custom widgets to ensure that this framework is easily customizable.</text:p>
      <text:p text:style-name="P2"/>
      <text:p text:style-name="P10"><text:s/></text:p>
      <text:p text:style-name="Standard"><text:span text:style-name="T1">Planned start date</text:span>: <text:tab/>e.g. 26 November 201<text:span text:style-name="T6">4</text:span></text:p>
      <text:p text:style-name="P1"><text:span text:style-name="T2">Deadline:</text:span> <text:tab/><text:tab/>e.g. 2<text:span text:style-name="T6">8</text:span> November 201<text:span text:style-name="T6">4</text:span></text:p>
      <text:p text:style-name="P4"/>
      <text:p text:style-name="P5">Planning notes: </text:p>
      <text:p text:style-name="P9"><text:span text:style-name="T4">1) Implement Lispy interpreter verbatim</text:span></text:p>
      <text:p text:style-name="P9"><text:span text:style-name="T4">2) Test Lispy interpreter with given functions.</text:span></text:p>
      <text:p text:style-name="P9"><text:span text:style-name="T4">3) Implement Kivy UI for aforementioned interpreter</text:span></text:p>
      <text:p text:style-name="P9"><text:span text:style-name="T4">4) Tweak UI for useability by way of modifying the behvaiour of some widge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pitch="variable"/>
    <style:font-face style:name="Gentium" svg:font-family="Gentium, 'Helvetica Neue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A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Gentium" fo:font-family="Gentium, 'Helvetica Neue Light'" style:font-pitch="variable" fo:font-size="10pt" fo:language="en" fo:country="AU" style:font-name-asian="Times New Roman" style:font-family-asian="'Times New Roman'" style:font-family-generic-asian="roman" style:font-pitch-asian="variable" style:font-size-asian="10pt" style:font-name-complex="Cambria" style:font-family-complex="Cambria"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paragraph-properties fo:margin-left="1.27cm" fo:margin-right="0cm" fo:text-indent="0cm" style:auto-text-indent="false"/>
    </style:style>
    <style:style style:name="WW8Num1z0"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Absatz-Standardschriftart" style:family="text"/>
    <style:style style:name="WW-Absatz-Standardschriftart" style:family="text"/>
    <style:style style:name="WW-Default_20_Paragraph_20_Font" style:display-name="WW-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Merkel</meta:initial-creator>
    <meta:creation-date>2013-03-14T12:46:00</meta:creation-date>
    <dc:creator>Jarrad Whitaker</dc:creator>
    <dc:date>2014-11-29T01:26:04.614950257</dc:date>
    <meta:editing-cycles>3</meta:editing-cycles>
    <meta:editing-duration>PT9M</meta:editing-duration>
    <meta:document-statistic meta:table-count="0" meta:image-count="0" meta:object-count="0" meta:page-count="1" meta:paragraph-count="17" meta:word-count="224" meta:character-count="1342" meta:non-whitespace-character-count="1128"/>
    <meta:generator>LibreOffice/4.2.4.2$Linux_X86_64 LibreOffice_project/420m0$Build-2</meta:generator>
  </office:meta>
</office:document-meta>
</file>